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style-asian="italic"/>
    </style:style>
    <style:style style:name="P2" style:family="paragraph" style:parent-style-name="Text_20_body">
      <style:text-properties fo:font-weight="bold"/>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2"/>
    <style:style style:name="T1" style:family="text">
      <style:text-properties fo:font-weight="bold"/>
    </style:style>
    <style:style style:name="T2" style:family="text">
      <style:text-properties style:font-weight-asian="bold"/>
    </style:style>
    <style:style style:name="T3"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Title:</text:span> <text:span text:style-name="T1">The Thermodynamics of Inference: Time-Rank Tradeoff and the Fluid Mechanics of Reasoning</text:span> <text:span text:style-name="T2">（推理的热力学：时间</text:span><text:span text:style-name="T1">-</text:span><text:span text:style-name="T2">秩的权衡与思维的流体力学机制）</text:span></text:p>
      <text:p text:style-name="Text_20_body"><text:span text:style-name="T1">Abstract</text:span> Empirical observations of "System 2" scaling laws indicate that increasing test-time compute significantly enhances the reasoning capabilities of Large Language Models (LLMs), allowing them to solve problems that are unsolvable in zero-shot settings. However, a unified physical mechanism explaining this "time-intelligence" equivalence remains elusive. In this work, we propose a thermodynamic theory of inference, framing reasoning as a phase transition from a high-entropy fluid state to a low-entropy crystalline state. We introduce a duality between information and matter, where a problem's intrinsic complexity is defined as <text:span text:style-name="T1">Mass (Intrinsic Rank)</text:span>, and the computational energy required to solve it is defined as <text:span text:style-name="T1">Weight (Thermodynamic Cost)</text:span>. Under this framework, we demonstrate that inference is a <text:span text:style-name="T1">Renormalization Group (RG) flow</text:span> process: the model utilizes inference time to progressively unfold high-rank problems within a low-dimensional fluid memory (KV Cache), effectively trading temporal energy for spatial rank reduction. We validate this theory using a "Rank Tunnel" simulation. Our results reveal two distinct regimes: (1) a <text:span text:style-name="T1">Fluid Expansion Phase</text:span>, where effective rank scales linearly with problem mass, and (2) a <text:span text:style-name="T1">Crystallization Phase</text:span>, marked by a sudden rank collapse and logical locking. Furthermore, we construct a phase diagram of reasoning, identifying a linear "event horizon" that delimits the solvable region, confirming that high-mass problems require a proportional critical time to resolve. These findings suggest that intelligence behaves as an "anti-gravity" mechanism, converting temporal work into information order.</text:p>
      <text:p text:style-name="Text_20_body"/>
      <text:p text:style-name="P2">Introduction</text:p>
      <text:p text:style-name="P3">In our previous trilogy on the thermodynamics of AI, we explored the physical constraints of large models through the lenses of hardware geometry (δ), software crowding phase transitions (γ), and semantic entropy (Ssem​). These works established a framework for the "statics" of intelligence—how to construct a capacity-optimal brain. However, they left a fundamental thermodynamic gap: if a model’s parameters (its "solid" knowledge) are fixed post-training, how does intelligence "emerge" dynamically during inference?</text:p>
      <text:p text:style-name="Text_20_body">Recent observations of "System 2" scaling, exemplified by models such as OpenAI o1, have demonstrated that increasing test-time compute can solve complex problems that are unsolvable in zero-shot settings. This phenomenon presents a thermodynamic paradox: <text:span text:style-name="T1">How can the mere expenditure of time (energy) compensate for a deficiency in spatial knowledge?</text:span></text:p>
      <text:p text:style-name="Text_20_body">In this paper, we propose <text:span text:style-name="T1">"The Thermodynamics of Inference"</text:span> to provide a unified answer to three seemingly distinct questions:</text:p>
      <text:list text:style-name="L2">
        <text:list-item>
          <text:p text:style-name="P4">Why does Chain-of-Thought (CoT) prompting effectively improve output quality?</text:p>
        </text:list-item>
        <text:list-item>
          <text:p text:style-name="P4">Why do modern computer architectures necessitate the separation of "solid" storage (Hard Drive) and "fluid" memory (RAM)?</text:p>
        </text:list-item>
        <text:list-item>
          <text:p text:style-name="P4">Why do humans instinctively reach for a "scratchpad" when facing complex cognitive tasks?</text:p>
        </text:list-item>
      </text:list>
      <text:p text:style-name="Text_20_body">We argue that these are manifestations of the same underlying physical mechanism: <text:span text:style-name="T1">Renormalization Group (RG) Flow</text:span>. We propose a duality where information exists in two phases: the <text:span text:style-name="T1">Solid Phase</text:span> (high-density, fixed-rank weights) and the <text:span text:style-name="T1">Fluid Phase</text:span> (low-density, variable-rank <text:soft-page-break/>activations). Inference is thus modeled as the temporal unfolding of a <text:span text:style-name="T1">High Intrinsic Rank</text:span> solid problem within a <text:span text:style-name="T1">Fluid Memory</text:span>. Much like ice must melt into water to flow, a high-dimensional problem must be "heated" by inference time, undergoing a phase transition from solid to fluid and finally re-crystallizing, to be resolved by low-dimensional logical operators.</text:p>
      <text:p text:style-name="Text_20_body"/>
      <text:p text:style-name="P2">Discussion</text:p>
      <text:p text:style-name="P3"><text:span text:style-name="T1">5.1 From "Hamster Guides" to Logical Reversibility: Isentropic Reasoning under Constraints</text:span> Our findings offer a physical interpretation of why constraints are essential for reasoning. Consider the analogy of a "Hamster Guide": a general encyclopedia is high-entropy and logically irreversible due to its massive degrees of freedom. However, when we strictly constrain the context to a specific task (e.g., "buying a hamster"), we effectively freeze the system's superfluous degrees of freedom. In this low-temperature, highly constrained state, the logic becomes a <text:span text:style-name="T1">single-degree-of-freedom mechanism</text:span>, similar to a mechanical linkage. Crucially, we observe that such low-entropy logic exhibits <text:span text:style-name="T1">Thermodynamic Reversibility</text:span>: just as an isentropic process can be reversed, a tightly constrained reasoning path (Buying → Hamster) can be inverted (Selling → Hamster) via a simple linear transformation (e.g., rotating the "scratchpad"). This explains why CoT requires time: energy is consumed not just to move forward, but to constrain the state space enough to make the logical path deterministic and reversible.</text:p>
      <text:p text:style-name="P3"><text:span text:style-name="T1">5.2 EVE Online and Impedance Matching: Inference as Renormalization</text:span> Why do models fail at zero-shot on complex tasks? We propose a <text:span text:style-name="T1">Multi-Scale Impedance Matching</text:span> theory, inspired by the "scan resolution" mechanics in simulation games like <text:span text:style-name="T3">EVE Online</text:span>. A generalized LLM is analogous to a "Titan-class" ship: it possesses immense firepower (capacity) but extremely low scan resolution. A specific micro-task (e.g., finding a specific storefront) has a characteristic scale much smaller than the model's native resolution. Zero-shot inference attempts to lock onto a "frigate-sized" target with a "Titan-sized" sensor, resulting in an impedance mismatch (η→0) and failure. The Chain-of-Thought process is physically a <text:span text:style-name="T1">Renormalization Group (RG) flow</text:span>. By spending time steps, the model iteratively "changes ships"—zooming in from a macroscopic view (Titan/Province Map) to a mesoscopic view (Cruiser/City Map), and finally to a microscopic view (Frigate/Street Directory). A phase transition (Lock-on) occurs if and only if the model’s <text:span text:style-name="T1">Scanning Resolution</text:span> matches the problem’s <text:span text:style-name="T1">Characteristic Scale</text:span>.</text:p>
      <text:p text:style-name="Text_20_body"><text:span text:style-name="T1">5.3 The "Blue Knot": Signatures of Metastability and Critical Slowing Down</text:span> Finally, we draw attention to a subtle but significant feature in our Phase Diagram (Figure 2): the local fluctuations or "blue knots" along the critical phase boundary. Far from being random noise, these irregularities represent the physical signature of <text:span text:style-name="T1">Metastability</text:span> and <text:span text:style-name="T1">Critical Slowing Down</text:span>. Near the phase transition point, the energy landscape of the reasoning process becomes rugged. The system may become temporarily trapped in a local topological defect—a "glassy" state where the model hesitates or circles around a solution (analogous to the "tip-of-the-tongue" phenomenon). These fluctuations confirm that reasoning is not a deterministic trajectory but a stochastic thermodynamic process. The "blue knot" marks the precise region where the system struggles to overcome an energy barrier, highlighting the probabilistic nature of the transition from chaotic thought to crystallized answer.</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9T15:49:51.389660225</meta:creation-date>
    <dc:date>2025-11-29T15:52:06.202631334</dc:date>
    <meta:editing-duration>PT2M15S</meta:editing-duration>
    <meta:editing-cycles>1</meta:editing-cycles>
    <meta:document-statistic meta:table-count="0" meta:image-count="0" meta:object-count="0" meta:page-count="2" meta:paragraph-count="14" meta:word-count="1003" meta:character-count="6913" meta:non-whitespace-character-count="5956"/>
    <meta:generator>LibreOffice/24.2.7.2$Linux_X86_64 LibreOffice_project/420$Build-2</meta:generator>
  </office:meta>
</office:document-meta>
</file>